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OCSVME_C4G_KI04_2016_12_0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3844510118" calcext:value-type="float">
            <text:p>0.513844510118</text:p>
          </table:table-cell>
          <table:table-cell office:value-type="float" office:value="0.383509885253" calcext:value-type="float">
            <text:p>0.383509885253</text:p>
          </table:table-cell>
          <table:table-cell office:value-type="float" office:value="0.207523" calcext:value-type="float">
            <text:p>0.207523</text:p>
          </table:table-cell>
          <table:table-cell office:value-type="float" office:value="0.481141617868" calcext:value-type="float">
            <text:p>0.481141617868</text:p>
          </table:table-cell>
          <table:table-cell office:value-type="float" office:value="0.439212088624" calcext:value-type="float">
            <text:p>0.4392120886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0100233773" calcext:value-type="float">
            <text:p>0.480100233773</text:p>
          </table:table-cell>
          <table:table-cell office:value-type="float" office:value="0.410364185623" calcext:value-type="float">
            <text:p>0.410364185623</text:p>
          </table:table-cell>
          <table:table-cell office:value-type="float" office:value="0.243629" calcext:value-type="float">
            <text:p>0.243629</text:p>
          </table:table-cell>
          <table:table-cell office:value-type="float" office:value="0.464319232653" calcext:value-type="float">
            <text:p>0.464319232653</text:p>
          </table:table-cell>
          <table:table-cell office:value-type="float" office:value="0.44250154674" calcext:value-type="float">
            <text:p>0.4425015467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27341257783" calcext:value-type="float">
            <text:p>0.527341257783</text:p>
          </table:table-cell>
          <table:table-cell office:value-type="float" office:value="0.382864111789" calcext:value-type="float">
            <text:p>0.382864111789</text:p>
          </table:table-cell>
          <table:table-cell office:value-type="float" office:value="0.179879" calcext:value-type="float">
            <text:p>0.179879</text:p>
          </table:table-cell>
          <table:table-cell office:value-type="float" office:value="0.490334824511" calcext:value-type="float">
            <text:p>0.490334824511</text:p>
          </table:table-cell>
          <table:table-cell office:value-type="float" office:value="0.443636236437" calcext:value-type="float">
            <text:p>0.44363623643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86626044031" calcext:value-type="float">
            <text:p>0.386626044031</text:p>
          </table:table-cell>
          <table:table-cell office:value-type="float" office:value="0.423198972835" calcext:value-type="float">
            <text:p>0.423198972835</text:p>
          </table:table-cell>
          <table:table-cell office:value-type="float" office:value="0.204128" calcext:value-type="float">
            <text:p>0.204128</text:p>
          </table:table-cell>
          <table:table-cell office:value-type="float" office:value="0.393426033269" calcext:value-type="float">
            <text:p>0.393426033269</text:p>
          </table:table-cell>
          <table:table-cell office:value-type="float" office:value="0.404086663903" calcext:value-type="float">
            <text:p>0.4040866639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84607174476" calcext:value-type="float">
            <text:p>0.384607174476</text:p>
          </table:table-cell>
          <table:table-cell office:value-type="float" office:value="0.420071630083" calcext:value-type="float">
            <text:p>0.420071630083</text:p>
          </table:table-cell>
          <table:table-cell office:value-type="float" office:value="0.204027" calcext:value-type="float">
            <text:p>0.204027</text:p>
          </table:table-cell>
          <table:table-cell office:value-type="float" office:value="0.391212785263" calcext:value-type="float">
            <text:p>0.391212785263</text:p>
          </table:table-cell>
          <table:table-cell office:value-type="float" office:value="0.401557893182" calcext:value-type="float">
            <text:p>0.4015578931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23218373393" calcext:value-type="float">
            <text:p>0.423218373393</text:p>
          </table:table-cell>
          <table:table-cell office:value-type="float" office:value="0.356704593452" calcext:value-type="float">
            <text:p>0.356704593452</text:p>
          </table:table-cell>
          <table:table-cell office:value-type="float" office:value="0.156775" calcext:value-type="float">
            <text:p>0.156775</text:p>
          </table:table-cell>
          <table:table-cell office:value-type="float" office:value="0.408002538466" calcext:value-type="float">
            <text:p>0.408002538466</text:p>
          </table:table-cell>
          <table:table-cell office:value-type="float" office:value="0.387125252724" calcext:value-type="float">
            <text:p>0.3871252527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82726094326" calcext:value-type="float">
            <text:p>0.382726094326</text:p>
          </table:table-cell>
          <table:table-cell office:value-type="float" office:value="0.417024384332" calcext:value-type="float">
            <text:p>0.417024384332</text:p>
          </table:table-cell>
          <table:table-cell office:value-type="float" office:value="0.202912" calcext:value-type="float">
            <text:p>0.202912</text:p>
          </table:table-cell>
          <table:table-cell office:value-type="float" office:value="0.389126864423" calcext:value-type="float">
            <text:p>0.389126864423</text:p>
          </table:table-cell>
          <table:table-cell office:value-type="float" office:value="0.399139777001" calcext:value-type="float">
            <text:p>0.3991397770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72884341316" calcext:value-type="float">
            <text:p>0.472884341316</text:p>
          </table:table-cell>
          <table:table-cell office:value-type="float" office:value="0.40179497643" calcext:value-type="float">
            <text:p>0.40179497643</text:p>
          </table:table-cell>
          <table:table-cell office:value-type="float" office:value="0.243946" calcext:value-type="float">
            <text:p>0.243946</text:p>
          </table:table-cell>
          <table:table-cell office:value-type="float" office:value="0.456722798452" calcext:value-type="float">
            <text:p>0.456722798452</text:p>
          </table:table-cell>
          <table:table-cell office:value-type="float" office:value="0.434450772799" calcext:value-type="float">
            <text:p>0.434450772799</text:p>
          </table:table-cell>
        </table:table-row>
        <table:table-row table:style-name="ro1">
          <table:table-cell table:number-columns-repeated="5"/>
          <table:table-cell table:style-name="ce1" table:formula="of:=AVERAGE([.F1:.F8])" office:value-type="float" office:value="0.446418503652" calcext:value-type="float">
            <text:p>0.446418503652</text:p>
          </table:table-cell>
          <table:table-cell table:style-name="ce1" table:formula="of:=AVERAGE([.G1:.G8])" office:value-type="float" office:value="0.399441592474625" calcext:value-type="float">
            <text:p>0.399441592474625</text:p>
          </table:table-cell>
          <table:table-cell table:style-name="ce1" table:formula="of:=AVERAGE([.H1:.H8])" office:value-type="float" office:value="0.205352375" calcext:value-type="float">
            <text:p>0.205352375</text:p>
          </table:table-cell>
          <table:table-cell table:style-name="ce1" table:formula="of:=AVERAGE([.I1:.I8])" office:value-type="float" office:value="0.434285836863125" calcext:value-type="float">
            <text:p>0.434285836863125</text:p>
          </table:table-cell>
          <table:table-cell table:style-name="ce1" table:formula="of:=AVERAGE([.J1:.J8])" office:value-type="float" office:value="0.41896377892625" calcext:value-type="float">
            <text:p>0.41896377892625</text:p>
          </table:table-cell>
        </table:table-row>
        <table:table-row table:style-name="ro1">
          <table:table-cell table:number-columns-repeated="5"/>
          <table:table-cell table:style-name="ce2" table:formula="of:=STDEV([.F1:.F8])/SQRT(8)" office:value-type="float" office:value="0.0210951948163889" calcext:value-type="float">
            <text:p>0.021095194816389</text:p>
          </table:table-cell>
          <table:table-cell table:style-name="ce2" table:formula="of:=STDEV([.G1:.G8])/SQRT(8)" office:value-type="float" office:value="0.00821485027934419" calcext:value-type="float">
            <text:p>0.008214850279344</text:p>
          </table:table-cell>
          <table:table-cell table:style-name="ce2" table:formula="of:=STDEV([.H1:.H8])/SQRT(8)" office:value-type="float" office:value="0.0103312501524285" calcext:value-type="float">
            <text:p>0.010331250152429</text:p>
          </table:table-cell>
          <table:table-cell table:style-name="ce2" table:formula="of:=STDEV([.I1:.I8])/SQRT(8)" office:value-type="float" office:value="0.0152346710009006" calcext:value-type="float">
            <text:p>0.015234671000901</text:p>
          </table:table-cell>
          <table:table-cell table:style-name="ce2" table:formula="of:=STDEV([.J1:.J8])/SQRT(8)" office:value-type="float" office:value="0.00817615643974789" calcext:value-type="float">
            <text:p>0.0081761564397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0068069321" calcext:value-type="float">
            <text:p>0.340068069321</text:p>
          </table:table-cell>
          <table:table-cell office:value-type="float" office:value="0.449495560483" calcext:value-type="float">
            <text:p>0.449495560483</text:p>
          </table:table-cell>
          <table:table-cell office:value-type="float" office:value="0.184477" calcext:value-type="float">
            <text:p>0.184477</text:p>
          </table:table-cell>
          <table:table-cell office:value-type="float" office:value="0.357473083344" calcext:value-type="float">
            <text:p>0.357473083344</text:p>
          </table:table-cell>
          <table:table-cell office:value-type="float" office:value="0.387198907477" calcext:value-type="float">
            <text:p>0.3871989074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60360354991" calcext:value-type="float">
            <text:p>0.360360354991</text:p>
          </table:table-cell>
          <table:table-cell office:value-type="float" office:value="0.398543599611" calcext:value-type="float">
            <text:p>0.398543599611</text:p>
          </table:table-cell>
          <table:table-cell office:value-type="float" office:value="0.132151" calcext:value-type="float">
            <text:p>0.132151</text:p>
          </table:table-cell>
          <table:table-cell office:value-type="float" office:value="0.36740025416" calcext:value-type="float">
            <text:p>0.36740025416</text:p>
          </table:table-cell>
          <table:table-cell office:value-type="float" office:value="0.378491407679" calcext:value-type="float">
            <text:p>0.37849140767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1910103068" calcext:value-type="float">
            <text:p>0.41910103068</text:p>
          </table:table-cell>
          <table:table-cell office:value-type="float" office:value="0.395151916006" calcext:value-type="float">
            <text:p>0.395151916006</text:p>
          </table:table-cell>
          <table:table-cell office:value-type="float" office:value="0.174919" calcext:value-type="float">
            <text:p>0.174919</text:p>
          </table:table-cell>
          <table:table-cell office:value-type="float" office:value="0.414081750287" calcext:value-type="float">
            <text:p>0.414081750287</text:p>
          </table:table-cell>
          <table:table-cell office:value-type="float" office:value="0.406774273148" calcext:value-type="float">
            <text:p>0.4067742731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6125057553" calcext:value-type="float">
            <text:p>0.46125057553</text:p>
          </table:table-cell>
          <table:table-cell office:value-type="float" office:value="0.401544936694" calcext:value-type="float">
            <text:p>0.401544936694</text:p>
          </table:table-cell>
          <table:table-cell office:value-type="float" office:value="0.204248" calcext:value-type="float">
            <text:p>0.204248</text:p>
          </table:table-cell>
          <table:table-cell office:value-type="float" office:value="0.447930049087" calcext:value-type="float">
            <text:p>0.447930049087</text:p>
          </table:table-cell>
          <table:table-cell office:value-type="float" office:value="0.429331934455" calcext:value-type="float">
            <text:p>0.42933193445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7538062513" calcext:value-type="float">
            <text:p>0.337538062513</text:p>
          </table:table-cell>
          <table:table-cell office:value-type="float" office:value="0.44368756307" calcext:value-type="float">
            <text:p>0.44368756307</text:p>
          </table:table-cell>
          <table:table-cell office:value-type="float" office:value="0.17202" calcext:value-type="float">
            <text:p>0.17202</text:p>
          </table:table-cell>
          <table:table-cell office:value-type="float" office:value="0.354500470771" calcext:value-type="float">
            <text:p>0.354500470771</text:p>
          </table:table-cell>
          <table:table-cell office:value-type="float" office:value="0.383401249256" calcext:value-type="float">
            <text:p>0.38340124925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11243719535" calcext:value-type="float">
            <text:p>0.411243719535</text:p>
          </table:table-cell>
          <table:table-cell office:value-type="float" office:value="0.39730315203" calcext:value-type="float">
            <text:p>0.39730315203</text:p>
          </table:table-cell>
          <table:table-cell office:value-type="float" office:value="0.197582" calcext:value-type="float">
            <text:p>0.197582</text:p>
          </table:table-cell>
          <table:table-cell office:value-type="float" office:value="0.408377887997" calcext:value-type="float">
            <text:p>0.408377887997</text:p>
          </table:table-cell>
          <table:table-cell office:value-type="float" office:value="0.404153257578" calcext:value-type="float">
            <text:p>0.4041532575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3448636377" calcext:value-type="float">
            <text:p>0.33448636377</text:p>
          </table:table-cell>
          <table:table-cell office:value-type="float" office:value="0.434023634941" calcext:value-type="float">
            <text:p>0.434023634941</text:p>
          </table:table-cell>
          <table:table-cell office:value-type="float" office:value="0.168783" calcext:value-type="float">
            <text:p>0.168783</text:p>
          </table:table-cell>
          <table:table-cell office:value-type="float" office:value="0.350565841677" calcext:value-type="float">
            <text:p>0.350565841677</text:p>
          </table:table-cell>
          <table:table-cell office:value-type="float" office:value="0.377808974991" calcext:value-type="float">
            <text:p>0.37780897499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96497989714" calcext:value-type="float">
            <text:p>0.396497989714</text:p>
          </table:table-cell>
          <table:table-cell office:value-type="float" office:value="0.448307165776" calcext:value-type="float">
            <text:p>0.448307165776</text:p>
          </table:table-cell>
          <table:table-cell office:value-type="float" office:value="0.219089" calcext:value-type="float">
            <text:p>0.219089</text:p>
          </table:table-cell>
          <table:table-cell office:value-type="float" office:value="0.405879176234" calcext:value-type="float">
            <text:p>0.405879176234</text:p>
          </table:table-cell>
          <table:table-cell office:value-type="float" office:value="0.420813932892" calcext:value-type="float">
            <text:p>0.420813932892</text:p>
          </table:table-cell>
        </table:table-row>
        <table:table-row table:style-name="ro1">
          <table:table-cell table:number-columns-repeated="5"/>
          <table:table-cell table:style-name="ce1" table:formula="of:=AVERAGE([.F12:.F19])" office:value-type="float" office:value="0.38256827075675" calcext:value-type="float">
            <text:p>0.38256827075675</text:p>
          </table:table-cell>
          <table:table-cell table:style-name="ce1" table:formula="of:=AVERAGE([.G12:.G19])" office:value-type="float" office:value="0.421007191076375" calcext:value-type="float">
            <text:p>0.421007191076375</text:p>
          </table:table-cell>
          <table:table-cell table:style-name="ce1" table:formula="of:=AVERAGE([.H12:.H19])" office:value-type="float" office:value="0.181658625" calcext:value-type="float">
            <text:p>0.181658625</text:p>
          </table:table-cell>
          <table:table-cell table:style-name="ce1" table:formula="of:=AVERAGE([.I12:.I19])" office:value-type="float" office:value="0.388276064194625" calcext:value-type="float">
            <text:p>0.388276064194625</text:p>
          </table:table-cell>
          <table:table-cell table:style-name="ce1" table:formula="of:=AVERAGE([.J12:.J19])" office:value-type="float" office:value="0.3984967421845" calcext:value-type="float">
            <text:p>0.3984967421845</text:p>
          </table:table-cell>
        </table:table-row>
        <table:table-row table:style-name="ro1">
          <table:table-cell table:number-columns-repeated="5"/>
          <table:table-cell table:style-name="ce2" table:formula="of:=STDEV([.F12:.F19])/SQRT(8)" office:value-type="float" office:value="0.016464742711754" calcext:value-type="float">
            <text:p>0.016464742711754</text:p>
          </table:table-cell>
          <table:table-cell table:style-name="ce2" table:formula="of:=STDEV([.G12:.G19])/SQRT(8)" office:value-type="float" office:value="0.008818073868424" calcext:value-type="float">
            <text:p>0.008818073868424</text:p>
          </table:table-cell>
          <table:table-cell table:style-name="ce2" table:formula="of:=STDEV([.H12:.H19])/SQRT(8)" office:value-type="float" office:value="0.00938075750241932" calcext:value-type="float">
            <text:p>0.009380757502419</text:p>
          </table:table-cell>
          <table:table-cell table:style-name="ce2" table:formula="of:=STDEV([.I12:.I19])/SQRT(8)" office:value-type="float" office:value="0.0125967391537474" calcext:value-type="float">
            <text:p>0.012596739153747</text:p>
          </table:table-cell>
          <table:table-cell table:style-name="ce2" table:formula="of:=STDEV([.J12:.J19])/SQRT(8)" office:value-type="float" office:value="0.00698607270708252" calcext:value-type="float">
            <text:p>0.00698607270708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6760953693" calcext:value-type="float">
            <text:p>0.386760953693</text:p>
          </table:table-cell>
          <table:table-cell office:value-type="float" office:value="0.473118956207" calcext:value-type="float">
            <text:p>0.473118956207</text:p>
          </table:table-cell>
          <table:table-cell office:value-type="float" office:value="0.166775" calcext:value-type="float">
            <text:p>0.166775</text:p>
          </table:table-cell>
          <table:table-cell office:value-type="float" office:value="0.401414939503" calcext:value-type="float">
            <text:p>0.401414939503</text:p>
          </table:table-cell>
          <table:table-cell office:value-type="float" office:value="0.425603474639" calcext:value-type="float">
            <text:p>0.42560347463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6204303146" calcext:value-type="float">
            <text:p>0.36204303146</text:p>
          </table:table-cell>
          <table:table-cell office:value-type="float" office:value="0.417797017258" calcext:value-type="float">
            <text:p>0.417797017258</text:p>
          </table:table-cell>
          <table:table-cell office:value-type="float" office:value="0.177962" calcext:value-type="float">
            <text:p>0.177962</text:p>
          </table:table-cell>
          <table:table-cell office:value-type="float" office:value="0.371970748004" calcext:value-type="float">
            <text:p>0.371970748004</text:p>
          </table:table-cell>
          <table:table-cell office:value-type="float" office:value="0.387926983005" calcext:value-type="float">
            <text:p>0.38792698300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28794932868" calcext:value-type="float">
            <text:p>0.328794932868</text:p>
          </table:table-cell>
          <table:table-cell office:value-type="float" office:value="0.526162523688" calcext:value-type="float">
            <text:p>0.526162523688</text:p>
          </table:table-cell>
          <table:table-cell office:value-type="float" office:value="0.206796" calcext:value-type="float">
            <text:p>0.206796</text:p>
          </table:table-cell>
          <table:table-cell office:value-type="float" office:value="0.355462255547" calcext:value-type="float">
            <text:p>0.355462255547</text:p>
          </table:table-cell>
          <table:table-cell office:value-type="float" office:value="0.404697497699" calcext:value-type="float">
            <text:p>0.4046974976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89724531262" calcext:value-type="float">
            <text:p>0.389724531262</text:p>
          </table:table-cell>
          <table:table-cell office:value-type="float" office:value="0.442520741003" calcext:value-type="float">
            <text:p>0.442520741003</text:p>
          </table:table-cell>
          <table:table-cell office:value-type="float" office:value="0.169561" calcext:value-type="float">
            <text:p>0.169561</text:p>
          </table:table-cell>
          <table:table-cell office:value-type="float" office:value="0.399251296095" calcext:value-type="float">
            <text:p>0.399251296095</text:p>
          </table:table-cell>
          <table:table-cell office:value-type="float" office:value="0.414447985728" calcext:value-type="float">
            <text:p>0.4144479857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3108351049" calcext:value-type="float">
            <text:p>0.243108351049</text:p>
          </table:table-cell>
          <table:table-cell office:value-type="float" office:value="0.406816530877" calcext:value-type="float">
            <text:p>0.406816530877</text:p>
          </table:table-cell>
          <table:table-cell office:value-type="float" office:value="0.119738" calcext:value-type="float">
            <text:p>0.119738</text:p>
          </table:table-cell>
          <table:table-cell office:value-type="float" office:value="0.264386884409" calcext:value-type="float">
            <text:p>0.264386884409</text:p>
          </table:table-cell>
          <table:table-cell office:value-type="float" office:value="0.30434439041" calcext:value-type="float">
            <text:p>0.3043443904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07761730133" calcext:value-type="float">
            <text:p>0.407761730133</text:p>
          </table:table-cell>
          <table:table-cell office:value-type="float" office:value="0.456405842251" calcext:value-type="float">
            <text:p>0.456405842251</text:p>
          </table:table-cell>
          <table:table-cell office:value-type="float" office:value="0.201486" calcext:value-type="float">
            <text:p>0.201486</text:p>
          </table:table-cell>
          <table:table-cell office:value-type="float" office:value="0.41664296039" calcext:value-type="float">
            <text:p>0.41664296039</text:p>
          </table:table-cell>
          <table:table-cell office:value-type="float" office:value="0.430714694294" calcext:value-type="float">
            <text:p>0.43071469429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446468971169" calcext:value-type="float">
            <text:p>0.446468971169</text:p>
          </table:table-cell>
          <table:table-cell office:value-type="float" office:value="0.446976370437" calcext:value-type="float">
            <text:p>0.446976370437</text:p>
          </table:table-cell>
          <table:table-cell office:value-type="float" office:value="0.204873" calcext:value-type="float">
            <text:p>0.204873</text:p>
          </table:table-cell>
          <table:table-cell office:value-type="float" office:value="0.446570358843" calcext:value-type="float">
            <text:p>0.446570358843</text:p>
          </table:table-cell>
          <table:table-cell office:value-type="float" office:value="0.446722526724" calcext:value-type="float">
            <text:p>0.4467225267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71099076076" calcext:value-type="float">
            <text:p>0.371099076076</text:p>
          </table:table-cell>
          <table:table-cell office:value-type="float" office:value="0.45058021893" calcext:value-type="float">
            <text:p>0.45058021893</text:p>
          </table:table-cell>
          <table:table-cell office:value-type="float" office:value="0.177393" calcext:value-type="float">
            <text:p>0.177393</text:p>
          </table:table-cell>
          <table:table-cell office:value-type="float" office:value="0.384670028461" calcext:value-type="float">
            <text:p>0.384670028461</text:p>
          </table:table-cell>
          <table:table-cell office:value-type="float" office:value="0.406995536968" calcext:value-type="float">
            <text:p>0.406995536968</text:p>
          </table:table-cell>
        </table:table-row>
        <table:table-row table:style-name="ro1">
          <table:table-cell table:number-columns-repeated="5"/>
          <table:table-cell table:style-name="ce1" table:formula="of:=AVERAGE([.F23:.F30])" office:value-type="float" office:value="0.36697019721375" calcext:value-type="float">
            <text:p>0.36697019721375</text:p>
          </table:table-cell>
          <table:table-cell table:style-name="ce1" table:formula="of:=AVERAGE([.G23:.G30])" office:value-type="float" office:value="0.452547275081375" calcext:value-type="float">
            <text:p>0.452547275081375</text:p>
          </table:table-cell>
          <table:table-cell table:style-name="ce1" table:formula="of:=AVERAGE([.H23:.H30])" office:value-type="float" office:value="0.178073" calcext:value-type="float">
            <text:p>0.178073</text:p>
          </table:table-cell>
          <table:table-cell table:style-name="ce1" table:formula="of:=AVERAGE([.I23:.I30])" office:value-type="float" office:value="0.3800461839065" calcext:value-type="float">
            <text:p>0.3800461839065</text:p>
          </table:table-cell>
          <table:table-cell table:style-name="ce1" table:formula="of:=AVERAGE([.J23:.J30])" office:value-type="float" office:value="0.402681636183375" calcext:value-type="float">
            <text:p>0.402681636183375</text:p>
          </table:table-cell>
        </table:table-row>
        <table:table-row table:style-name="ro1">
          <table:table-cell table:number-columns-repeated="5"/>
          <table:table-cell table:style-name="ce2" table:formula="of:=STDEV([.F23:.F30])/SQRT(8)" office:value-type="float" office:value="0.0214367301296674" calcext:value-type="float">
            <text:p>0.021436730129667</text:p>
          </table:table-cell>
          <table:table-cell table:style-name="ce2" table:formula="of:=STDEV([.G23:.G30])/SQRT(8)" office:value-type="float" office:value="0.012881052315814" calcext:value-type="float">
            <text:p>0.012881052315814</text:p>
          </table:table-cell>
          <table:table-cell table:style-name="ce2" table:formula="of:=STDEV([.H23:.H30])/SQRT(8)" office:value-type="float" office:value="0.0100844338958615" calcext:value-type="float">
            <text:p>0.010084433895862</text:p>
          </table:table-cell>
          <table:table-cell table:style-name="ce2" table:formula="of:=STDEV([.I23:.I30])/SQRT(8)" office:value-type="float" office:value="0.0192067164811084" calcext:value-type="float">
            <text:p>0.019206716481108</text:p>
          </table:table-cell>
          <table:table-cell table:style-name="ce2" table:formula="of:=STDEV([.J23:.J30])/SQRT(8)" office:value-type="float" office:value="0.0154109754377325" calcext:value-type="float">
            <text:p>0.0154109754377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65445477886" calcext:value-type="float">
            <text:p>0.365445477886</text:p>
          </table:table-cell>
          <table:table-cell office:value-type="float" office:value="0.497913595091" calcext:value-type="float">
            <text:p>0.497913595091</text:p>
          </table:table-cell>
          <table:table-cell office:value-type="float" office:value="0.172367" calcext:value-type="float">
            <text:p>0.172367</text:p>
          </table:table-cell>
          <table:table-cell office:value-type="float" office:value="0.385983375009" calcext:value-type="float">
            <text:p>0.385983375009</text:p>
          </table:table-cell>
          <table:table-cell office:value-type="float" office:value="0.421517019741" calcext:value-type="float">
            <text:p>0.42151701974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02414623987" calcext:value-type="float">
            <text:p>0.302414623987</text:p>
          </table:table-cell>
          <table:table-cell office:value-type="float" office:value="0.483432512258" calcext:value-type="float">
            <text:p>0.483432512258</text:p>
          </table:table-cell>
          <table:table-cell office:value-type="float" office:value="0.122955" calcext:value-type="float">
            <text:p>0.122955</text:p>
          </table:table-cell>
          <table:table-cell office:value-type="float" office:value="0.326895355166" calcext:value-type="float">
            <text:p>0.326895355166</text:p>
          </table:table-cell>
          <table:table-cell office:value-type="float" office:value="0.372075063138" calcext:value-type="float">
            <text:p>0.3720750631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3148589446" calcext:value-type="float">
            <text:p>0.473148589446</text:p>
          </table:table-cell>
          <table:table-cell office:value-type="float" office:value="0.52142081448" calcext:value-type="float">
            <text:p>0.52142081448</text:p>
          </table:table-cell>
          <table:table-cell office:value-type="float" office:value="0.265395" calcext:value-type="float">
            <text:p>0.265395</text:p>
          </table:table-cell>
          <table:table-cell office:value-type="float" office:value="0.482074512112" calcext:value-type="float">
            <text:p>0.482074512112</text:p>
          </table:table-cell>
          <table:table-cell office:value-type="float" office:value="0.496113236351" calcext:value-type="float">
            <text:p>0.49611323635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39989253213" calcext:value-type="float">
            <text:p>0.339989253213</text:p>
          </table:table-cell>
          <table:table-cell office:value-type="float" office:value="0.548592949313" calcext:value-type="float">
            <text:p>0.548592949313</text:p>
          </table:table-cell>
          <table:table-cell office:value-type="float" office:value="0.177092" calcext:value-type="float">
            <text:p>0.177092</text:p>
          </table:table-cell>
          <table:table-cell office:value-type="float" office:value="0.367973827408" calcext:value-type="float">
            <text:p>0.367973827408</text:p>
          </table:table-cell>
          <table:table-cell office:value-type="float" office:value="0.419805183188" calcext:value-type="float">
            <text:p>0.4198051831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03362362662" calcext:value-type="float">
            <text:p>0.303362362662</text:p>
          </table:table-cell>
          <table:table-cell office:value-type="float" office:value="0.492477092394" calcext:value-type="float">
            <text:p>0.492477092394</text:p>
          </table:table-cell>
          <table:table-cell office:value-type="float" office:value="0.13949" calcext:value-type="float">
            <text:p>0.13949</text:p>
          </table:table-cell>
          <table:table-cell office:value-type="float" office:value="0.3285992561" calcext:value-type="float">
            <text:p>0.3285992561</text:p>
          </table:table-cell>
          <table:table-cell office:value-type="float" office:value="0.375450132201" calcext:value-type="float">
            <text:p>0.3754501322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9750715502" calcext:value-type="float">
            <text:p>0.39750715502</text:p>
          </table:table-cell>
          <table:table-cell office:value-type="float" office:value="0.446903816613" calcext:value-type="float">
            <text:p>0.446903816613</text:p>
          </table:table-cell>
          <table:table-cell office:value-type="float" office:value="0.179912" calcext:value-type="float">
            <text:p>0.179912</text:p>
          </table:table-cell>
          <table:table-cell office:value-type="float" office:value="0.406493162497" calcext:value-type="float">
            <text:p>0.406493162497</text:p>
          </table:table-cell>
          <table:table-cell office:value-type="float" office:value="0.420760673836" calcext:value-type="float">
            <text:p>0.42076067383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98414003515" calcext:value-type="float">
            <text:p>0.398414003515</text:p>
          </table:table-cell>
          <table:table-cell office:value-type="float" office:value="0.520806134609" calcext:value-type="float">
            <text:p>0.520806134609</text:p>
          </table:table-cell>
          <table:table-cell office:value-type="float" office:value="0.209299" calcext:value-type="float">
            <text:p>0.209299</text:p>
          </table:table-cell>
          <table:table-cell office:value-type="float" office:value="0.418063415838" calcext:value-type="float">
            <text:p>0.418063415838</text:p>
          </table:table-cell>
          <table:table-cell office:value-type="float" office:value="0.451461948099" calcext:value-type="float">
            <text:p>0.4514619480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248890012003" calcext:value-type="float">
            <text:p>0.248890012003</text:p>
          </table:table-cell>
          <table:table-cell office:value-type="float" office:value="0.459973072102" calcext:value-type="float">
            <text:p>0.459973072102</text:p>
          </table:table-cell>
          <table:table-cell office:value-type="float" office:value="0.0976392" calcext:value-type="float">
            <text:p>0.0976392</text:p>
          </table:table-cell>
          <table:table-cell office:value-type="float" office:value="0.27404173095" calcext:value-type="float">
            <text:p>0.27404173095</text:p>
          </table:table-cell>
          <table:table-cell office:value-type="float" office:value="0.323003711164" calcext:value-type="float">
            <text:p>0.323003711164</text:p>
          </table:table-cell>
        </table:table-row>
        <table:table-row table:style-name="ro1">
          <table:table-cell table:number-columns-repeated="5"/>
          <table:table-cell table:style-name="ce1" table:formula="of:=AVERAGE([.F34:.F41])" office:value-type="float" office:value="0.3536464347165" calcext:value-type="float">
            <text:p>0.3536464347165</text:p>
          </table:table-cell>
          <table:table-cell table:style-name="ce1" table:formula="of:=AVERAGE([.G34:.G41])" office:value-type="float" office:value="0.4964399983575" calcext:value-type="float">
            <text:p>0.4964399983575</text:p>
          </table:table-cell>
          <table:table-cell table:style-name="ce1" table:formula="of:=AVERAGE([.H34:.H41])" office:value-type="float" office:value="0.17051865" calcext:value-type="float">
            <text:p>0.17051865</text:p>
          </table:table-cell>
          <table:table-cell table:style-name="ce1" table:formula="of:=AVERAGE([.I34:.I41])" office:value-type="float" office:value="0.373765579385" calcext:value-type="float">
            <text:p>0.373765579385</text:p>
          </table:table-cell>
          <table:table-cell table:style-name="ce1" table:formula="of:=AVERAGE([.J34:.J41])" office:value-type="float" office:value="0.41002337096475" calcext:value-type="float">
            <text:p>0.41002337096475</text:p>
          </table:table-cell>
        </table:table-row>
        <table:table-row table:style-name="ro1">
          <table:table-cell table:number-columns-repeated="5"/>
          <table:table-cell table:style-name="ce2" table:formula="of:=STDEV([.F34:.F41])/SQRT(8)" office:value-type="float" office:value="0.0248788110668977" calcext:value-type="float">
            <text:p>0.024878811066898</text:p>
          </table:table-cell>
          <table:table-cell table:style-name="ce2" table:formula="of:=STDEV([.G34:.G41])/SQRT(8)" office:value-type="float" office:value="0.01188367794297" calcext:value-type="float">
            <text:p>0.01188367794297</text:p>
          </table:table-cell>
          <table:table-cell table:style-name="ce2" table:formula="of:=STDEV([.H34:.H41])/SQRT(8)" office:value-type="float" office:value="0.0185052067200308" calcext:value-type="float">
            <text:p>0.018505206720031</text:p>
          </table:table-cell>
          <table:table-cell table:style-name="ce2" table:formula="of:=STDEV([.I34:.I41])/SQRT(8)" office:value-type="float" office:value="0.022806913685569" calcext:value-type="float">
            <text:p>0.022806913685569</text:p>
          </table:table-cell>
          <table:table-cell table:style-name="ce2" table:formula="of:=STDEV([.J34:.J41])/SQRT(8)" office:value-type="float" office:value="0.0187461911274249" calcext:value-type="float">
            <text:p>0.0187461911274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5734469113" calcext:value-type="float">
            <text:p>0.325734469113</text:p>
          </table:table-cell>
          <table:table-cell office:value-type="float" office:value="0.536164654005" calcext:value-type="float">
            <text:p>0.536164654005</text:p>
          </table:table-cell>
          <table:table-cell office:value-type="float" office:value="0.133936" calcext:value-type="float">
            <text:p>0.133936</text:p>
          </table:table-cell>
          <table:table-cell office:value-type="float" office:value="0.353480808338" calcext:value-type="float">
            <text:p>0.353480808338</text:p>
          </table:table-cell>
          <table:table-cell office:value-type="float" office:value="0.405261600215" calcext:value-type="float">
            <text:p>0.4052616002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77345220293" calcext:value-type="float">
            <text:p>0.277345220293</text:p>
          </table:table-cell>
          <table:table-cell office:value-type="float" office:value="0.429161545215" calcext:value-type="float">
            <text:p>0.429161545215</text:p>
          </table:table-cell>
          <table:table-cell office:value-type="float" office:value="0.117619" calcext:value-type="float">
            <text:p>0.117619</text:p>
          </table:table-cell>
          <table:table-cell office:value-type="float" office:value="0.298461425737" calcext:value-type="float">
            <text:p>0.298461425737</text:p>
          </table:table-cell>
          <table:table-cell office:value-type="float" office:value="0.336942005682" calcext:value-type="float">
            <text:p>0.3369420056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21700166528" calcext:value-type="float">
            <text:p>0.421700166528</text:p>
          </table:table-cell>
          <table:table-cell office:value-type="float" office:value="0.528115207723" calcext:value-type="float">
            <text:p>0.528115207723</text:p>
          </table:table-cell>
          <table:table-cell office:value-type="float" office:value="0.224366" calcext:value-type="float">
            <text:p>0.224366</text:p>
          </table:table-cell>
          <table:table-cell office:value-type="float" office:value="0.439408291875" calcext:value-type="float">
            <text:p>0.439408291875</text:p>
          </table:table-cell>
          <table:table-cell office:value-type="float" office:value="0.468946443867" calcext:value-type="float">
            <text:p>0.4689464438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73122118625" calcext:value-type="float">
            <text:p>0.373122118625</text:p>
          </table:table-cell>
          <table:table-cell office:value-type="float" office:value="0.455384174059" calcext:value-type="float">
            <text:p>0.455384174059</text:p>
          </table:table-cell>
          <table:table-cell office:value-type="float" office:value="0.114912" calcext:value-type="float">
            <text:p>0.114912</text:p>
          </table:table-cell>
          <table:table-cell office:value-type="float" office:value="0.387107797036" calcext:value-type="float">
            <text:p>0.387107797036</text:p>
          </table:table-cell>
          <table:table-cell office:value-type="float" office:value="0.410169263199" calcext:value-type="float">
            <text:p>0.4101692631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9231172651" calcext:value-type="float">
            <text:p>0.29231172651</text:p>
          </table:table-cell>
          <table:table-cell office:value-type="float" office:value="0.494310342099" calcext:value-type="float">
            <text:p>0.494310342099</text:p>
          </table:table-cell>
          <table:table-cell office:value-type="float" office:value="0.152916" calcext:value-type="float">
            <text:p>0.152916</text:p>
          </table:table-cell>
          <table:table-cell office:value-type="float" office:value="0.318328550795" calcext:value-type="float">
            <text:p>0.318328550795</text:p>
          </table:table-cell>
          <table:table-cell office:value-type="float" office:value="0.367375173661" calcext:value-type="float">
            <text:p>0.36737517366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87026062249" calcext:value-type="float">
            <text:p>0.387026062249</text:p>
          </table:table-cell>
          <table:table-cell office:value-type="float" office:value="0.530350145833" calcext:value-type="float">
            <text:p>0.530350145833</text:p>
          </table:table-cell>
          <table:table-cell office:value-type="float" office:value="0.216936" calcext:value-type="float">
            <text:p>0.216936</text:p>
          </table:table-cell>
          <table:table-cell office:value-type="float" office:value="0.409139587391" calcext:value-type="float">
            <text:p>0.409139587391</text:p>
          </table:table-cell>
          <table:table-cell office:value-type="float" office:value="0.447492155882" calcext:value-type="float">
            <text:p>0.44749215588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01101592125" calcext:value-type="float">
            <text:p>0.301101592125</text:p>
          </table:table-cell>
          <table:table-cell office:value-type="float" office:value="0.531261072261" calcext:value-type="float">
            <text:p>0.531261072261</text:p>
          </table:table-cell>
          <table:table-cell office:value-type="float" office:value="0.127209" calcext:value-type="float">
            <text:p>0.127209</text:p>
          </table:table-cell>
          <table:table-cell office:value-type="float" office:value="0.329665985738" calcext:value-type="float">
            <text:p>0.329665985738</text:p>
          </table:table-cell>
          <table:table-cell office:value-type="float" office:value="0.384360235114" calcext:value-type="float">
            <text:p>0.3843602351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62494624611" calcext:value-type="float">
            <text:p>0.362494624611</text:p>
          </table:table-cell>
          <table:table-cell office:value-type="float" office:value="0.6062400796" calcext:value-type="float">
            <text:p>0.6062400796</text:p>
          </table:table-cell>
          <table:table-cell office:value-type="float" office:value="0.239307" calcext:value-type="float">
            <text:p>0.239307</text:p>
          </table:table-cell>
          <table:table-cell office:value-type="float" office:value="0.394192506375" calcext:value-type="float">
            <text:p>0.394192506375</text:p>
          </table:table-cell>
          <table:table-cell office:value-type="float" office:value="0.453702688927" calcext:value-type="float">
            <text:p>0.453702688927</text:p>
          </table:table-cell>
        </table:table-row>
        <table:table-row table:style-name="ro1">
          <table:table-cell table:number-columns-repeated="5"/>
          <table:table-cell table:style-name="ce1" table:formula="of:=AVERAGE([.F45:.F52])" office:value-type="float" office:value="0.34260449750675" calcext:value-type="float">
            <text:p>0.34260449750675</text:p>
          </table:table-cell>
          <table:table-cell table:style-name="ce1" table:formula="of:=AVERAGE([.G45:.G52])" office:value-type="float" office:value="0.513873402599375" calcext:value-type="float">
            <text:p>0.513873402599375</text:p>
          </table:table-cell>
          <table:table-cell table:style-name="ce1" table:formula="of:=AVERAGE([.H45:.H52])" office:value-type="float" office:value="0.165900125" calcext:value-type="float">
            <text:p>0.165900125</text:p>
          </table:table-cell>
          <table:table-cell table:style-name="ce1" table:formula="of:=AVERAGE([.I45:.I52])" office:value-type="float" office:value="0.366223119160625" calcext:value-type="float">
            <text:p>0.366223119160625</text:p>
          </table:table-cell>
          <table:table-cell table:style-name="ce1" table:formula="of:=AVERAGE([.J45:.J52])" office:value-type="float" office:value="0.409281195818375" calcext:value-type="float">
            <text:p>0.409281195818375</text:p>
          </table:table-cell>
        </table:table-row>
        <table:table-row table:style-name="ro1">
          <table:table-cell table:number-columns-repeated="5"/>
          <table:table-cell table:style-name="ce2" table:formula="of:=STDEV([.F45:.F52])/SQRT(8)" office:value-type="float" office:value="0.0181026673829411" calcext:value-type="float">
            <text:p>0.018102667382941</text:p>
          </table:table-cell>
          <table:table-cell table:style-name="ce2" table:formula="of:=STDEV([.G45:.G52])/SQRT(8)" office:value-type="float" office:value="0.0192655076771632" calcext:value-type="float">
            <text:p>0.019265507677163</text:p>
          </table:table-cell>
          <table:table-cell table:style-name="ce2" table:formula="of:=STDEV([.H45:.H52])/SQRT(8)" office:value-type="float" office:value="0.0184340718308686" calcext:value-type="float">
            <text:p>0.018434071830869</text:p>
          </table:table-cell>
          <table:table-cell table:style-name="ce2" table:formula="of:=STDEV([.I45:.I52])/SQRT(8)" office:value-type="float" office:value="0.0173208567533141" calcext:value-type="float">
            <text:p>0.017320856753314</text:p>
          </table:table-cell>
          <table:table-cell table:style-name="ce2" table:formula="of:=STDEV([.J45:.J52])/SQRT(8)" office:value-type="float" office:value="0.016157904722526" calcext:value-type="float">
            <text:p>0.0161579047225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8431182082" calcext:value-type="float">
            <text:p>0.358431182082</text:p>
          </table:table-cell>
          <table:table-cell office:value-type="float" office:value="0.545787155691" calcext:value-type="float">
            <text:p>0.545787155691</text:p>
          </table:table-cell>
          <table:table-cell office:value-type="float" office:value="0.183581" calcext:value-type="float">
            <text:p>0.183581</text:p>
          </table:table-cell>
          <table:table-cell office:value-type="float" office:value="0.384853418741" calcext:value-type="float">
            <text:p>0.384853418741</text:p>
          </table:table-cell>
          <table:table-cell office:value-type="float" office:value="0.432698889654" calcext:value-type="float">
            <text:p>0.43269888965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53551449871" calcext:value-type="float">
            <text:p>0.353551449871</text:p>
          </table:table-cell>
          <table:table-cell office:value-type="float" office:value="0.529158329999" calcext:value-type="float">
            <text:p>0.529158329999</text:p>
          </table:table-cell>
          <table:table-cell office:value-type="float" office:value="0.133063" calcext:value-type="float">
            <text:p>0.133063</text:p>
          </table:table-cell>
          <table:table-cell office:value-type="float" office:value="0.378685629239" calcext:value-type="float">
            <text:p>0.378685629239</text:p>
          </table:table-cell>
          <table:table-cell office:value-type="float" office:value="0.423887214233" calcext:value-type="float">
            <text:p>0.4238872142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1561966332" calcext:value-type="float">
            <text:p>0.351561966332</text:p>
          </table:table-cell>
          <table:table-cell office:value-type="float" office:value="0.526715044711" calcext:value-type="float">
            <text:p>0.526715044711</text:p>
          </table:table-cell>
          <table:table-cell office:value-type="float" office:value="0.131996" calcext:value-type="float">
            <text:p>0.131996</text:p>
          </table:table-cell>
          <table:table-cell office:value-type="float" office:value="0.37660939798" calcext:value-type="float">
            <text:p>0.37660939798</text:p>
          </table:table-cell>
          <table:table-cell office:value-type="float" office:value="0.421673286416" calcext:value-type="float">
            <text:p>0.4216732864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70115164401" calcext:value-type="float">
            <text:p>0.370115164401</text:p>
          </table:table-cell>
          <table:table-cell office:value-type="float" office:value="0.607893535806" calcext:value-type="float">
            <text:p>0.607893535806</text:p>
          </table:table-cell>
          <table:table-cell office:value-type="float" office:value="0.14175" calcext:value-type="float">
            <text:p>0.14175</text:p>
          </table:table-cell>
          <table:table-cell office:value-type="float" office:value="0.401526706282" calcext:value-type="float">
            <text:p>0.401526706282</text:p>
          </table:table-cell>
          <table:table-cell office:value-type="float" office:value="0.46009941608" calcext:value-type="float">
            <text:p>0.460099416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2584529461" calcext:value-type="float">
            <text:p>0.42584529461</text:p>
          </table:table-cell>
          <table:table-cell office:value-type="float" office:value="0.600087171481" calcext:value-type="float">
            <text:p>0.600087171481</text:p>
          </table:table-cell>
          <table:table-cell office:value-type="float" office:value="0.237781" calcext:value-type="float">
            <text:p>0.237781</text:p>
          </table:table-cell>
          <table:table-cell office:value-type="float" office:value="0.452099714477" calcext:value-type="float">
            <text:p>0.452099714477</text:p>
          </table:table-cell>
          <table:table-cell office:value-type="float" office:value="0.498169824579" calcext:value-type="float">
            <text:p>0.49816982457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60776048559" calcext:value-type="float">
            <text:p>0.460776048559</text:p>
          </table:table-cell>
          <table:table-cell office:value-type="float" office:value="0.607170836909" calcext:value-type="float">
            <text:p>0.607170836909</text:p>
          </table:table-cell>
          <table:table-cell office:value-type="float" office:value="0.299255" calcext:value-type="float">
            <text:p>0.299255</text:p>
          </table:table-cell>
          <table:table-cell office:value-type="float" office:value="0.484121319371" calcext:value-type="float">
            <text:p>0.484121319371</text:p>
          </table:table-cell>
          <table:table-cell office:value-type="float" office:value="0.523939500809" calcext:value-type="float">
            <text:p>0.52393950080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56934056959" calcext:value-type="float">
            <text:p>0.356934056959</text:p>
          </table:table-cell>
          <table:table-cell office:value-type="float" office:value="0.538384494455" calcext:value-type="float">
            <text:p>0.538384494455</text:p>
          </table:table-cell>
          <table:table-cell office:value-type="float" office:value="0.167095" calcext:value-type="float">
            <text:p>0.167095</text:p>
          </table:table-cell>
          <table:table-cell office:value-type="float" office:value="0.382732329115" calcext:value-type="float">
            <text:p>0.382732329115</text:p>
          </table:table-cell>
          <table:table-cell office:value-type="float" office:value="0.429272377985" calcext:value-type="float">
            <text:p>0.4292723779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97705928996" calcext:value-type="float">
            <text:p>0.397705928996</text:p>
          </table:table-cell>
          <table:table-cell office:value-type="float" office:value="0.483130699088" calcext:value-type="float">
            <text:p>0.483130699088</text:p>
          </table:table-cell>
          <table:table-cell office:value-type="float" office:value="0.136596" calcext:value-type="float">
            <text:p>0.136596</text:p>
          </table:table-cell>
          <table:table-cell office:value-type="float" office:value="0.412285586855" calcext:value-type="float">
            <text:p>0.412285586855</text:p>
          </table:table-cell>
          <table:table-cell office:value-type="float" office:value="0.436276007108" calcext:value-type="float">
            <text:p>0.436276007108</text:p>
          </table:table-cell>
        </table:table-row>
        <table:table-row table:style-name="ro1">
          <table:table-cell table:number-columns-repeated="5"/>
          <table:table-cell table:style-name="ce1" table:formula="of:=AVERAGE([.F56:.F63])" office:value-type="float" office:value="0.38436513647625" calcext:value-type="float">
            <text:p>0.38436513647625</text:p>
          </table:table-cell>
          <table:table-cell table:style-name="ce1" table:formula="of:=AVERAGE([.G56:.G63])" office:value-type="float" office:value="0.5547909085175" calcext:value-type="float">
            <text:p>0.5547909085175</text:p>
          </table:table-cell>
          <table:table-cell table:style-name="ce1" table:formula="of:=AVERAGE([.H56:.H63])" office:value-type="float" office:value="0.178889625" calcext:value-type="float">
            <text:p>0.178889625</text:p>
          </table:table-cell>
          <table:table-cell table:style-name="ce1" table:formula="of:=AVERAGE([.I56:.I63])" office:value-type="float" office:value="0.4091142627575" calcext:value-type="float">
            <text:p>0.4091142627575</text:p>
          </table:table-cell>
          <table:table-cell table:style-name="ce1" table:formula="of:=AVERAGE([.J56:.J63])" office:value-type="float" office:value="0.453252064608" calcext:value-type="float">
            <text:p>0.453252064608</text:p>
          </table:table-cell>
        </table:table-row>
        <table:table-row table:style-name="ro1">
          <table:table-cell table:number-columns-repeated="5"/>
          <table:table-cell table:style-name="ce2" table:formula="of:=STDEV([.F56:.F63])/SQRT(8)" office:value-type="float" office:value="0.0142621094043442" calcext:value-type="float">
            <text:p>0.014262109404344</text:p>
          </table:table-cell>
          <table:table-cell table:style-name="ce2" table:formula="of:=STDEV([.G56:.G63])/SQRT(8)" office:value-type="float" office:value="0.0161167637739391" calcext:value-type="float">
            <text:p>0.016116763773939</text:p>
          </table:table-cell>
          <table:table-cell table:style-name="ce2" table:formula="of:=STDEV([.H56:.H63])/SQRT(8)" office:value-type="float" office:value="0.0213743562191586" calcext:value-type="float">
            <text:p>0.021374356219159</text:p>
          </table:table-cell>
          <table:table-cell table:style-name="ce2" table:formula="of:=STDEV([.I56:.I63])/SQRT(8)" office:value-type="float" office:value="0.0138927645982845" calcext:value-type="float">
            <text:p>0.013892764598285</text:p>
          </table:table-cell>
          <table:table-cell table:style-name="ce2" table:formula="of:=STDEV([.J56:.J63])/SQRT(8)" office:value-type="float" office:value="0.0135002404666281" calcext:value-type="float">
            <text:p>0.0135002404666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7996141857" calcext:value-type="float">
            <text:p>0.507996141857</text:p>
          </table:table-cell>
          <table:table-cell office:value-type="float" office:value="0.668938204652" calcext:value-type="float">
            <text:p>0.668938204652</text:p>
          </table:table-cell>
          <table:table-cell office:value-type="float" office:value="0.183111" calcext:value-type="float">
            <text:p>0.183111</text:p>
          </table:table-cell>
          <table:table-cell office:value-type="float" office:value="0.533675913717" calcext:value-type="float">
            <text:p>0.533675913717</text:p>
          </table:table-cell>
          <table:table-cell office:value-type="float" office:value="0.577463013314" calcext:value-type="float">
            <text:p>0.5774630133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1020060069" calcext:value-type="float">
            <text:p>0.501020060069</text:p>
          </table:table-cell>
          <table:table-cell office:value-type="float" office:value="0.50684047619" calcext:value-type="float">
            <text:p>0.50684047619</text:p>
          </table:table-cell>
          <table:table-cell office:value-type="float" office:value="0.135435" calcext:value-type="float">
            <text:p>0.135435</text:p>
          </table:table-cell>
          <table:table-cell office:value-type="float" office:value="0.502173424266" calcext:value-type="float">
            <text:p>0.502173424266</text:p>
          </table:table-cell>
          <table:table-cell office:value-type="float" office:value="0.503913461616" calcext:value-type="float">
            <text:p>0.5039134616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8913987352" calcext:value-type="float">
            <text:p>0.508913987352</text:p>
          </table:table-cell>
          <table:table-cell office:value-type="float" office:value="0.68531047266" calcext:value-type="float">
            <text:p>0.68531047266</text:p>
          </table:table-cell>
          <table:table-cell office:value-type="float" office:value="0.241959" calcext:value-type="float">
            <text:p>0.241959</text:p>
          </table:table-cell>
          <table:table-cell office:value-type="float" office:value="0.536534397592" calcext:value-type="float">
            <text:p>0.536534397592</text:p>
          </table:table-cell>
          <table:table-cell office:value-type="float" office:value="0.584084645548" calcext:value-type="float">
            <text:p>0.5840846455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8789363624" calcext:value-type="float">
            <text:p>0.508789363624</text:p>
          </table:table-cell>
          <table:table-cell office:value-type="float" office:value="0.682483781279" calcext:value-type="float">
            <text:p>0.682483781279</text:p>
          </table:table-cell>
          <table:table-cell office:value-type="float" office:value="0.240451" calcext:value-type="float">
            <text:p>0.240451</text:p>
          </table:table-cell>
          <table:table-cell office:value-type="float" office:value="0.536075992212" calcext:value-type="float">
            <text:p>0.536075992212</text:p>
          </table:table-cell>
          <table:table-cell office:value-type="float" office:value="0.582973754166" calcext:value-type="float">
            <text:p>0.5829737541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08916710244" calcext:value-type="float">
            <text:p>0.508916710244</text:p>
          </table:table-cell>
          <table:table-cell office:value-type="float" office:value="0.685356811863" calcext:value-type="float">
            <text:p>0.685356811863</text:p>
          </table:table-cell>
          <table:table-cell office:value-type="float" office:value="0.239978" calcext:value-type="float">
            <text:p>0.239978</text:p>
          </table:table-cell>
          <table:table-cell office:value-type="float" office:value="0.536542499158" calcext:value-type="float">
            <text:p>0.536542499158</text:p>
          </table:table-cell>
          <table:table-cell office:value-type="float" office:value="0.584103268774" calcext:value-type="float">
            <text:p>0.58410326877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04705887124" calcext:value-type="float">
            <text:p>0.504705887124</text:p>
          </table:table-cell>
          <table:table-cell office:value-type="float" office:value="0.574638166711" calcext:value-type="float">
            <text:p>0.574638166711</text:p>
          </table:table-cell>
          <table:table-cell office:value-type="float" office:value="0.13124" calcext:value-type="float">
            <text:p>0.13124</text:p>
          </table:table-cell>
          <table:table-cell office:value-type="float" office:value="0.517296674784" calcext:value-type="float">
            <text:p>0.517296674784</text:p>
          </table:table-cell>
          <table:table-cell office:value-type="float" office:value="0.537406519589" calcext:value-type="float">
            <text:p>0.5374065195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499706830037" calcext:value-type="float">
            <text:p>0.499706830037</text:p>
          </table:table-cell>
          <table:table-cell office:value-type="float" office:value="0.498016666667" calcext:value-type="float">
            <text:p>0.498016666667</text:p>
          </table:table-cell>
          <table:table-cell office:value-type="float" office:value="0.0849267" calcext:value-type="float">
            <text:p>0.0849267</text:p>
          </table:table-cell>
          <table:table-cell office:value-type="float" office:value="0.499367880216" calcext:value-type="float">
            <text:p>0.499367880216</text:p>
          </table:table-cell>
          <table:table-cell office:value-type="float" office:value="0.498860316767" calcext:value-type="float">
            <text:p>0.4988603167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03881796868" calcext:value-type="float">
            <text:p>0.503881796868</text:p>
          </table:table-cell>
          <table:table-cell office:value-type="float" office:value="0.550316134131" calcext:value-type="float">
            <text:p>0.550316134131</text:p>
          </table:table-cell>
          <table:table-cell office:value-type="float" office:value="0.136214" calcext:value-type="float">
            <text:p>0.136214</text:p>
          </table:table-cell>
          <table:table-cell office:value-type="float" office:value="0.512531021129" calcext:value-type="float">
            <text:p>0.512531021129</text:p>
          </table:table-cell>
          <table:table-cell office:value-type="float" office:value="0.526076317089" calcext:value-type="float">
            <text:p>0.526076317089</text:p>
          </table:table-cell>
        </table:table-row>
        <table:table-row table:style-name="ro1">
          <table:table-cell table:number-columns-repeated="5"/>
          <table:table-cell table:style-name="ce1" table:formula="of:=AVERAGE([.F67:.F74])" office:value-type="float" office:value="0.505491347146875" calcext:value-type="float">
            <text:p>0.505491347146875</text:p>
          </table:table-cell>
          <table:table-cell table:style-name="ce1" table:formula="of:=AVERAGE([.G67:.G74])" office:value-type="float" office:value="0.606487589269125" calcext:value-type="float">
            <text:p>0.606487589269125</text:p>
          </table:table-cell>
          <table:table-cell table:style-name="ce1" table:formula="of:=AVERAGE([.H67:.H74])" office:value-type="float" office:value="0.1741643375" calcext:value-type="float">
            <text:p>0.1741643375</text:p>
          </table:table-cell>
          <table:table-cell table:style-name="ce1" table:formula="of:=AVERAGE([.I67:.I74])" office:value-type="float" office:value="0.52177472538425" calcext:value-type="float">
            <text:p>0.52177472538425</text:p>
          </table:table-cell>
          <table:table-cell table:style-name="ce1" table:formula="of:=AVERAGE([.J67:.J74])" office:value-type="float" office:value="0.549360162107875" calcext:value-type="float">
            <text:p>0.549360162107875</text:p>
          </table:table-cell>
        </table:table-row>
        <table:table-row table:style-name="ro1">
          <table:table-cell table:number-columns-repeated="5"/>
          <table:table-cell table:style-name="ce2" table:formula="of:=STDEV([.F67:.F74])/SQRT(8)" office:value-type="float" office:value="0.00131786578968687" calcext:value-type="float">
            <text:p>0.001317865789687</text:p>
          </table:table-cell>
          <table:table-cell table:style-name="ce2" table:formula="of:=STDEV([.G67:.G74])/SQRT(8)" office:value-type="float" office:value="0.0292690743865968" calcext:value-type="float">
            <text:p>0.029269074386597</text:p>
          </table:table-cell>
          <table:table-cell table:style-name="ce2" table:formula="of:=STDEV([.H67:.H74])/SQRT(8)" office:value-type="float" office:value="0.0216083495875928" calcext:value-type="float">
            <text:p>0.021608349587593</text:p>
          </table:table-cell>
          <table:table-cell table:style-name="ce2" table:formula="of:=STDEV([.I67:.I74])/SQRT(8)" office:value-type="float" office:value="0.00562817577649362" calcext:value-type="float">
            <text:p>0.005628175776494</text:p>
          </table:table-cell>
          <table:table-cell table:style-name="ce2" table:formula="of:=STDEV([.J67:.J74])/SQRT(8)" office:value-type="float" office:value="0.0131156810463546" calcext:value-type="float">
            <text:p>0.0131156810463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5:26:14.587049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2$Linux_X86_64 LibreOffice_project/20m0$Build-2</meta:generator>
    <dc:date>2016-12-26T15:27:57.189193209</dc:date>
    <dc:creator>Dimitrios Pritsos</dc:creator>
    <meta:editing-duration>PT4M53S</meta:editing-duration>
    <meta:editing-cycles>2</meta:editing-cycles>
    <meta:document-statistic meta:table-count="1" meta:cell-count="630" meta:object-count="0"/>
  </office:meta>
</office:document-meta>
</file>